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DF3F560150C78968.jpg" manifest:media-type="image/jpeg"/>
  <manifest:file-entry manifest:full-path="Pictures/10000000000005140000004FCDF96A0500498FA4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imbus" svg:font-family="Nimbus, Monaco, monospace"/>
    <style:font-face style:name="Source Serif Pro" svg:font-family="'Source Serif Pro', serif"/>
    <style:font-face style:name="apple-system" svg:font-family="apple-system, BlinkMacSystemFont, 'Segoe UI', Roboto, Oxygen, Ubuntu, 'Fira Sans', 'Droid Sans', 'Helvetica Neue', sans-serif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13b2d" officeooo:paragraph-rsid="00013b2d" style:font-weight-asian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7" style:family="paragraph" style:parent-style-name="Standard" style:list-style-name="L1">
      <style:text-properties officeooo:paragraph-rsid="0004b066"/>
    </style:style>
    <style:style style:name="P8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9" style:family="paragraph" style:parent-style-name="Standard" style:list-style-name="L1">
      <style:text-properties officeooo:rsid="000321d1" officeooo:paragraph-rsid="000321d1"/>
    </style:style>
    <style:style style:name="P10" style:family="paragraph" style:parent-style-name="Standard" style:list-style-name="L1">
      <style:text-properties officeooo:rsid="00024a10" officeooo:paragraph-rsid="0000c8f9"/>
    </style:style>
    <style:style style:name="P11" style:family="paragraph" style:parent-style-name="Standard" style:list-style-name="L1">
      <style:text-properties officeooo:rsid="00024a10" officeooo:paragraph-rsid="0003d7de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3d7de" style:font-weight-asian="normal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4b066" officeooo:paragraph-rsid="0004b066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4c29a" officeooo:paragraph-rsid="0004c29a" style:font-weight-asian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646f5" officeooo:paragraph-rsid="000646f5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1d6010" officeooo:paragraph-rsid="0003d7de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024a10" officeooo:paragraph-rsid="0003d7d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font-name="Arial" officeooo:paragraph-rsid="0004c29a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T6" style:family="text">
      <style:text-properties officeooo:rsid="0003d7de"/>
    </style:style>
    <style:style style:name="T7" style:family="text">
      <style:text-properties fo:font-variant="normal" fo:text-transform="none" fo:color="#253a44" loext:opacity="100%" fo:letter-spacing="normal" fo:font-style="normal" officeooo:rsid="0004b066"/>
    </style:style>
    <style:style style:name="T8" style:family="text">
      <style:text-properties fo:font-variant="normal" fo:text-transform="none" fo:color="#253a44" loext:opacity="100%" fo:letter-spacing="normal" fo:font-style="normal" officeooo:rsid="001d6010"/>
    </style:style>
    <style:style style:name="T9" style:family="text">
      <style:text-properties fo:font-variant="normal" fo:text-transform="none" fo:color="#253a44" loext:opacity="100%" fo:letter-spacing="normal" fo:font-style="normal" officeooo:rsid="0003d7de"/>
    </style:style>
    <style:style style:name="T10" style:family="text">
      <style:text-properties fo:font-variant="normal" fo:text-transform="none" fo:color="#000000" loext:opacity="100%" fo:letter-spacing="normal" fo:font-style="normal" officeooo:rsid="001d6010"/>
    </style:style>
    <style:style style:name="T11" style:family="text">
      <style:text-properties fo:font-variant="normal" fo:text-transform="none" fo:color="#091e42" loext:opacity="100%" style:font-name="Arial" fo:font-size="12pt" fo:letter-spacing="-0.026cm" fo:font-style="normal" fo:font-weight="normal" fo:background-color="#ffffff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4d4d4d" loext:opacity="100%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4d4d4d" loext:opacity="100%" style:font-name="Arial" fo:font-size="12pt" fo:letter-spacing="normal" style:font-size-asian="12pt" style:font-size-complex="12pt"/>
    </style:style>
    <style:style style:name="T14" style:family="text">
      <style:text-properties fo:font-variant="normal" fo:text-transform="none" fo:color="#202124" loext:opacity="100%" fo:letter-spacing="normal"/>
    </style:style>
    <style:style style:name="T15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16" style:family="text">
      <style:text-properties fo:font-variant="normal" fo:text-transform="none" fo:color="#202124" loext:opacity="100%" fo:font-size="12pt" fo:letter-spacing="normal" fo:font-style="normal" fo:font-weight="normal" officeooo:rsid="0004c29a"/>
    </style:style>
    <style:style style:name="T17" style:family="text">
      <style:text-properties fo:color="#000000" loext:opacity="100%" fo:font-size="12pt" fo:font-weight="normal" officeooo:rsid="001d6010" style:font-weight-asian="normal" style:font-weight-complex="normal"/>
    </style:style>
    <style:style style:name="T18" style:family="text">
      <style:text-properties fo:color="#000000" loext:opacity="100%" fo:font-size="12pt" fo:font-weight="normal" officeooo:rsid="0004c29a" style:font-weight-asian="normal" style:font-weight-complex="normal"/>
    </style:style>
    <style:style style:name="T19" style:family="text">
      <style:text-properties fo:color="#000000" loext:opacity="100%" officeooo:rsid="0003d7de"/>
    </style:style>
    <style:style style:name="T20" style:family="text">
      <style:text-properties fo:color="#000000" loext:opacity="100%" officeooo:rsid="001d6010"/>
    </style:style>
    <style:style style:name="T21" style:family="text">
      <style:text-properties officeooo:rsid="0004b066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font-name="Arial" fo:font-size="12pt" officeooo:rsid="0004b066" style:font-size-asian="12pt" style:font-size-complex="12pt"/>
    </style:style>
    <style:style style:name="T24" style:family="text">
      <style:text-properties officeooo:rsid="0004c29a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officeooo:rsid="000646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6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</text:index-body>
      </text:table-of-content>
      <text:p text:style-name="P5"/>
      <text:p text:style-name="P4">Introdução <text:span text:style-name="T5">ao GIT</text:span></text:p>
      <text:p text:style-name="P3"/>
      <text:list xml:id="list293419796" text:style-name="L1">
        <text:list-header>
          <text:p text:style-name="P8">Exercício de Fixação</text:p>
          <text:p text:style-name="P9"/>
        </text:list-header>
        <text:list-item>
          <text:p text:style-name="P11">O que é um sistema de controle de versão?</text:p>
          <text:p text:style-name="P11"/>
          <text:p text:style-name="P18"><text:span text:style-name="T7">R: T</text:span><text:span text:style-name="T8">em a finalidade de gerenciar diferentes versões de um </text:span><text:span text:style-name="T9">arquivos que ficam armazenados em repositório</text:span><text:span text:style-name="T10"> </text:span><text:span text:style-name="T19">e o histórico de suas versões estão armazenados nele</text:span><text:span text:style-name="T20">.</text:span></text:p>
          <text:p text:style-name="P11"><text:span text:style-name="T17"/></text:p>
        </text:list-item>
        <text:list-item>
          <text:p text:style-name="P10">O que é GIT?</text:p>
          <text:p text:style-name="P10"/>
          <text:p text:style-name="P17"><text:span text:style-name="T21">R: O</text:span><text:span text:style-name="T6"> git é o coração que controla as versões dos arquivos armazenados, controle de versão </text:span><text:span text:style-name="T21">que guarda sua versões atualizadas.</text:span></text:p>
          <text:p text:style-name="P13"/>
        </text:list-item>
        <text:list-item>
          <text:p text:style-name="P10">O que é GITHUB?</text:p>
          <text:p text:style-name="P10"/>
          <text:p text:style-name="P14">R: É um repositório que guarda dados dos arquivos enviados para o reservatório</text:p>
        </text:list-item>
        <text:list-item>
          <text:p text:style-name="P10">O que é <text:span text:style-name="T1">merge</text:span>?</text:p>
          <text:p text:style-name="P10"/>
          <text:p text:style-name="P7"><text:span text:style-name="T23">R: </text:span><text:span text:style-name="T12">permite que você pegue as linhas de desenvolvimento independentes criadas pelo </text:span><text:span text:style-name="Source_20_Text"><text:span text:style-name="T11">git branch</text:span></text:span><text:span text:style-name="T13"> </text:span><text:span text:style-name="T12">e as integre em uma ramificação única</text:span><text:span text:style-name="T22"> </text:span></text:p>
          <text:p text:style-name="P12"/>
        </text:list-item>
        <text:list-item>
          <text:p text:style-name="P10">O que é <text:span text:style-name="T2">branch</text:span>?</text:p>
          <text:p text:style-name="P10"/>
          <text:p text:style-name="P10"><text:s/><text:span text:style-name="T21">R: É </text:span><text:span text:style-name="T24">um comando que usado para </text:span><text:span text:style-name="T21">ramificação do seu projeto, </text:span><text:span text:style-name="T24">quando quiser iniciar um novo recurso, crie um novo branch usando o comando git branch – M main, mudandio a versão do comando.</text:span></text:p>
          <text:p text:style-name="P12"/>
        </text:list-item>
        <text:list-item>
          <text:p text:style-name="P10"><text:span text:style-name="T3">Qual a diferença de Master Branch e Feature Branch</text:span>?</text:p>
          <text:p text:style-name="P10"/>
          <text:p text:style-name="P19"><text:span text:style-name="T18">R: </text:span><text:span text:style-name="T15">Feature</text:span><text:span text:style-name="T14"> </text:span><text:span text:style-name="T15">Branching é uma forma simplista de arquitetura modular, ao invés de criar sistemas com a capacidade de trocar e desativar os recursos facilmente em tempo de execução/deploy, ela se agarra ao controle de versão fornecendo esse mecanismo através de merges manuais, </text:span><text:span text:style-name="T16">já a master ela automaticamente é iniciado com a branch master, que é equivalente ao tronco da sua árvore, ou seja, é a parte principal do seu projeto. As próximas branches são secundárias e, portanto, ramos da branch master. </text:span></text:p>
        </text:list-item>
        <text:list-item>
          <text:p text:style-name="P10"><text:span text:style-name="T3">Qua</text:span><text:span text:style-name="T4">is os principais comandos do GIT?</text:span></text:p>
        </text:list-item>
      </text:list>
      <text:p text:style-name="P15"><text:tab/></text:p>
      <text:p text:style-name="P15"><text:tab/>R: iniciando com o </text:p>
      <text:p text:style-name="P15"><text:tab/>git init-para iniciar</text:p>
      <text:p text:style-name="P15"><text:soft-page-break/></text:p>
      <text:p text:style-name="P15">git remote add <text:span text:style-name="T26">https</text:span>– adicionar a pasta que será trabalhada, o diretório local com a remoto, <text:span text:style-name="T26">para <text:s/>isso precisa copiar o link aonde seu arquivo está salvo no repositório e inserir no git bash here.</text:span></text:p>
      <text:p text:style-name="P15">Git commit-m – adiciona a mensagem que será atualizada a versão.</text:p>
      <text:p text:style-name="P15">Git branch -M – adiciona a versão que será modificada de Master para Main.</text:p>
      <text:p text:style-name="P15">Git add. - adiciona a versão atualizada.</text:p>
      <text:p text:style-name="P15">Git pull – trás o arquivo do repositório para ser trabalhado.</text:p>
      <text:p text:style-name="P15">Git puhs – envia o arquivo para a nuvem deixando salva a versão </text:p>
      <text:p text:style-name="P16">git status – para ver o status do arquivo a versão salva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imbus" svg:font-family="Nimbus, Monaco, monospace"/>
    <style:font-face style:name="Source Serif Pro" svg:font-family="'Source Serif Pro', serif"/>
    <style:font-face style:name="apple-system" svg:font-family="apple-system, BlinkMacSystemFont, 'Segoe UI', Roboto, Oxygen, Ubuntu, 'Fira Sans', 'Droid Sans', 'Helvetica Neue'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0.245cm" svg:y="-1.653cm" svg:width="16.51cm" svg:height="2.755cm" draw:z-index="4"><draw:image xlink:href="Pictures/1000000000000514000000D9DF3F560150C78968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9"><draw:image xlink:href="Pictures/10000000000005140000004FCDF96A0500498FA4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2T22:19:53.982000000</dc:date>
    <meta:editing-duration>PT51M20S</meta:editing-duration>
    <meta:editing-cycles>5</meta:editing-cycles>
    <meta:generator>LibreOffice/7.2.5.2$Windows_X86_64 LibreOffice_project/499f9727c189e6ef3471021d6132d4c694f357e5</meta:generator>
    <meta:document-statistic meta:table-count="0" meta:image-count="2" meta:object-count="0" meta:page-count="5" meta:paragraph-count="34" meta:word-count="399" meta:character-count="2298" meta:non-whitespace-character-count="1923"/>
  </office:meta>
</office:document-meta>
</file>